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fo:font-size="11pt" officeooo:rsid="00070dbe" officeooo:paragraph-rsid="00070dbe" style:font-size-asian="11pt" style:font-size-complex="11pt"/>
    </style:style>
    <style:style style:name="P2" style:family="paragraph" style:parent-style-name="Standard">
      <style:text-properties style:font-name="Liberation Serif" fo:font-size="11pt" officeooo:rsid="00070dbe" officeooo:paragraph-rsid="0007b057" style:font-size-asian="11pt" style:font-size-complex="11pt"/>
    </style:style>
    <style:style style:name="P3" style:family="paragraph" style:parent-style-name="Standard">
      <style:text-properties style:font-name="Liberation Serif" fo:font-size="11pt" officeooo:rsid="00070dbe" officeooo:paragraph-rsid="00088bfc" style:font-size-asian="11pt" style:font-size-complex="11pt"/>
    </style:style>
    <style:style style:name="P4" style:family="paragraph" style:parent-style-name="Standard">
      <style:text-properties style:font-name="Liberation Serif" fo:font-size="11pt" officeooo:rsid="0007b057" officeooo:paragraph-rsid="0007b057" style:font-size-asian="11pt" style:font-size-complex="11pt"/>
    </style:style>
    <style:style style:name="P5" style:family="paragraph" style:parent-style-name="Standard">
      <style:text-properties style:font-name="Liberation Serif" fo:font-size="11pt" officeooo:rsid="0007b057" officeooo:paragraph-rsid="00088bfc" style:font-size-asian="11pt" style:font-size-complex="11pt"/>
    </style:style>
    <style:style style:name="P6" style:family="paragraph" style:parent-style-name="Standard">
      <style:text-properties style:font-name="Liberation Serif" fo:font-size="11pt" officeooo:rsid="00088bfc" officeooo:paragraph-rsid="00088bfc" style:font-size-asian="11pt" style:font-size-complex="11pt"/>
    </style:style>
    <style:style style:name="P7" style:family="paragraph" style:parent-style-name="Standard">
      <style:text-properties style:font-name="Liberation Serif" fo:font-size="11pt" officeooo:rsid="000cce07" officeooo:paragraph-rsid="000cce07" style:font-size-asian="11pt" style:font-size-complex="11pt"/>
    </style:style>
    <style:style style:name="P8" style:family="paragraph" style:parent-style-name="Standard">
      <style:text-properties style:font-name="Liberation Serif" fo:font-size="11pt" officeooo:rsid="001017d8" officeooo:paragraph-rsid="001017d8" style:font-size-asian="11pt" style:font-size-complex="11pt"/>
    </style:style>
    <style:style style:name="P9" style:family="paragraph" style:parent-style-name="Standard">
      <style:text-properties style:font-name="Liberation Serif" fo:font-size="11pt" officeooo:rsid="001017d8" officeooo:paragraph-rsid="00103ef2" style:font-size-asian="11pt" style:font-size-complex="11pt"/>
    </style:style>
    <style:style style:name="P10" style:family="paragraph" style:parent-style-name="Standard">
      <style:text-properties style:font-name="Liberation Serif" fo:font-size="11pt" officeooo:paragraph-rsid="001017d8" style:font-size-asian="11pt" style:font-size-complex="11pt"/>
    </style:style>
    <style:style style:name="P11" style:family="paragraph" style:parent-style-name="Standard">
      <style:text-properties style:font-name="Liberation Serif" fo:font-size="11pt" officeooo:rsid="0008a7f9" officeooo:paragraph-rsid="0008a7f9" style:font-size-asian="11pt" style:font-size-complex="11pt"/>
    </style:style>
    <style:style style:name="P12" style:family="paragraph" style:parent-style-name="Standard" style:list-style-name="L1">
      <style:text-properties style:font-name="Liberation Serif" fo:font-size="11pt" officeooo:rsid="0008a7f9" officeooo:paragraph-rsid="0008a7f9" style:font-size-asian="11pt" style:font-size-complex="11pt"/>
    </style:style>
    <style:style style:name="P13" style:family="paragraph" style:parent-style-name="Standard" style:list-style-name="L1">
      <style:text-properties style:font-name="Liberation Serif" fo:font-size="11pt" officeooo:paragraph-rsid="0008a7f9" style:font-size-asian="11pt" style:font-size-complex="11pt"/>
    </style:style>
    <style:style style:name="P14" style:family="paragraph" style:parent-style-name="Standard">
      <style:text-properties style:font-name="Liberation Serif" fo:font-size="11pt" officeooo:rsid="0009cb9a" officeooo:paragraph-rsid="0009cb9a" style:font-size-asian="11pt" style:font-size-complex="11pt"/>
    </style:style>
    <style:style style:name="P15" style:family="paragraph" style:parent-style-name="Standard" style:list-style-name="L2">
      <style:text-properties style:font-name="Liberation Serif" fo:font-size="11pt" officeooo:rsid="0009cb9a" officeooo:paragraph-rsid="0009cb9a" style:font-size-asian="11pt" style:font-size-complex="11pt"/>
    </style:style>
    <style:style style:name="P16" style:family="paragraph" style:parent-style-name="Standard">
      <style:text-properties style:font-name="Liberation Serif" fo:font-size="11pt" officeooo:rsid="00103ef2" officeooo:paragraph-rsid="00103ef2" style:font-size-asian="11pt" style:font-size-complex="11pt"/>
    </style:style>
    <style:style style:name="P17" style:family="paragraph" style:parent-style-name="Standard">
      <style:text-properties style:font-name="Liberation Serif" fo:font-size="11pt" officeooo:rsid="001b3842" officeooo:paragraph-rsid="001b3842" style:font-size-asian="11pt" style:font-size-complex="11pt"/>
    </style:style>
    <style:style style:name="P18" style:family="paragraph" style:parent-style-name="Standard">
      <style:text-properties style:font-name="Liberation Serif" fo:font-size="11pt" fo:font-weight="bold" officeooo:rsid="00088bfc" officeooo:paragraph-rsid="00088bfc" style:font-size-asian="11pt" style:font-weight-asian="bold" style:font-size-complex="11pt" style:font-weight-complex="bold"/>
    </style:style>
    <style:style style:name="P19" style:family="paragraph" style:parent-style-name="Standard">
      <style:text-properties style:font-name="Liberation Serif" fo:font-size="11pt" fo:font-weight="bold" officeooo:rsid="000cce07" officeooo:paragraph-rsid="000cce07" style:font-size-asian="11pt" style:font-weight-asian="bold" style:font-size-complex="11pt" style:font-weight-complex="bold"/>
    </style:style>
    <style:style style:name="P20" style:family="paragraph" style:parent-style-name="Standard">
      <style:text-properties style:font-name="Liberation Serif" fo:font-size="11pt" fo:font-weight="bold" officeooo:rsid="001b3842" officeooo:paragraph-rsid="001b3842" style:font-size-asian="11pt" style:font-weight-asian="bold" style:font-size-complex="11pt" style:font-weight-complex="bold"/>
    </style:style>
    <style:style style:name="P21" style:family="paragraph" style:parent-style-name="Standard">
      <style:text-properties style:font-name="Liberation Serif" fo:font-size="11pt" fo:font-weight="bold" officeooo:rsid="00103ef2" officeooo:paragraph-rsid="00103ef2" style:font-size-asian="11pt" style:font-weight-asian="bold" style:font-size-complex="11pt" style:font-weight-complex="bold"/>
    </style:style>
    <style:style style:name="P22" style:family="paragraph" style:parent-style-name="Standard">
      <style:text-properties style:font-name="Liberation Serif" fo:font-size="11pt" fo:font-weight="bold" officeooo:rsid="001017d8" officeooo:paragraph-rsid="001017d8" style:font-size-asian="11pt" style:font-weight-asian="bold" style:font-size-complex="11pt" style:font-weight-complex="bold"/>
    </style:style>
    <style:style style:name="P23" style:family="paragraph" style:parent-style-name="Standard">
      <style:text-properties style:use-window-font-color="true" style:font-name="Liberation Serif" fo:font-size="11pt" officeooo:paragraph-rsid="001017d8" fo:background-color="transparent" style:font-size-asian="11pt" style:font-size-complex="11pt"/>
    </style:style>
    <style:style style:name="P24" style:family="paragraph" style:parent-style-name="Standard">
      <style:text-properties style:use-window-font-color="true" style:font-name="Liberation Serif" fo:font-size="11pt" officeooo:rsid="00141893" officeooo:paragraph-rsid="00141893" fo:background-color="transparent" style:font-size-asian="11pt" style:font-size-complex="11pt"/>
    </style:style>
    <style:style style:name="P25" style:family="paragraph" style:parent-style-name="Standard">
      <style:text-properties style:use-window-font-color="true" style:font-name="Liberation Serif" fo:font-size="11pt" officeooo:rsid="00141893" officeooo:paragraph-rsid="001fe674" fo:background-color="transparent" style:font-size-asian="11pt" style:font-size-complex="11pt"/>
    </style:style>
    <style:style style:name="P26" style:family="paragraph" style:parent-style-name="Standard">
      <style:text-properties style:use-window-font-color="true" style:font-name="Liberation Serif" fo:font-size="11pt" officeooo:rsid="001cfba6" officeooo:paragraph-rsid="00141893" fo:background-color="transparent" style:font-size-asian="11pt" style:font-size-complex="11pt"/>
    </style:style>
    <style:style style:name="P27" style:family="paragraph" style:parent-style-name="Standard">
      <style:text-properties style:use-window-font-color="true" style:font-name="Liberation Serif" fo:font-size="11pt" officeooo:rsid="001cfba6" officeooo:paragraph-rsid="001cfba6" fo:background-color="transparent" style:font-size-asian="11pt" style:font-size-complex="11pt"/>
    </style:style>
    <style:style style:name="P28" style:family="paragraph" style:parent-style-name="Standard">
      <style:text-properties style:use-window-font-color="true" style:font-name="Liberation Serif" fo:font-size="11pt" officeooo:rsid="001cfba6" officeooo:paragraph-rsid="001fe674" fo:background-color="transparent" style:font-size-asian="11pt" style:font-size-complex="11pt"/>
    </style:style>
    <style:style style:name="P29" style:family="paragraph" style:parent-style-name="Standard" style:list-style-name="L1">
      <style:text-properties style:use-window-font-color="true" style:font-name="Liberation Serif" fo:font-size="11pt" officeooo:rsid="001cfba6" officeooo:paragraph-rsid="0021c10c" fo:background-color="transparent" style:font-size-asian="11pt" style:font-size-complex="11pt"/>
    </style:style>
    <style:style style:name="P30" style:family="paragraph" style:parent-style-name="Standard">
      <style:text-properties style:use-window-font-color="true" style:font-name="Liberation Serif" fo:font-size="11pt" style:text-underline-style="solid" style:text-underline-width="auto" style:text-underline-color="font-color" officeooo:paragraph-rsid="001017d8" fo:background-color="transparent" style:font-size-asian="11pt" style:font-size-complex="11pt"/>
    </style:style>
    <style:style style:name="P31" style:family="paragraph" style:parent-style-name="Standard">
      <style:text-properties style:use-window-font-color="true" style:font-name="Liberation Serif" fo:font-size="11pt" fo:font-weight="bold" officeooo:rsid="001cfba6" officeooo:paragraph-rsid="001fe674" fo:background-color="transparent" style:font-size-asian="11pt" style:font-weight-asian="bold" style:font-size-complex="11pt" style:font-weight-complex="bold"/>
    </style:style>
    <style:style style:name="P32" style:family="paragraph" style:parent-style-name="Standard">
      <style:text-properties style:use-window-font-color="true" style:font-name="Liberation Serif" fo:font-size="11pt" fo:font-weight="bold" officeooo:rsid="00141893" officeooo:paragraph-rsid="00141893" fo:background-color="transparent" style:font-size-asian="11pt" style:font-weight-asian="bold" style:font-size-complex="11pt" style:font-weight-complex="bold"/>
    </style:style>
    <style:style style:name="P33" style:family="paragraph" style:parent-style-name="Standard">
      <style:paragraph-properties fo:break-before="page"/>
      <style:text-properties style:font-name="Liberation Serif" fo:font-size="11pt" officeooo:rsid="0007b057" officeooo:paragraph-rsid="0007b057" style:font-size-asian="11pt" style:font-size-complex="11pt"/>
    </style:style>
    <style:style style:name="P34" style:family="paragraph" style:parent-style-name="Standard">
      <style:paragraph-properties fo:text-align="center" style:justify-single-word="false" fo:break-before="page"/>
      <style:text-properties style:font-name="Liberation Serif" fo:font-size="11pt" fo:font-weight="bold" officeooo:rsid="00088bfc" officeooo:paragraph-rsid="00088bfc" style:font-size-asian="11pt" style:font-weight-asian="bold" style:font-size-complex="11pt" style:font-weight-complex="bold"/>
    </style:style>
    <style:style style:name="P35" style:family="paragraph" style:parent-style-name="Footer">
      <style:paragraph-properties fo:text-align="end" style:justify-single-word="false"/>
    </style:style>
    <style:style style:name="T1" style:family="text">
      <style:text-properties officeooo:rsid="0007b057"/>
    </style:style>
    <style:style style:name="T2" style:family="text">
      <style:text-properties officeooo:rsid="00088bfc"/>
    </style:style>
    <style:style style:name="T3" style:family="text">
      <style:text-properties officeooo:rsid="0008a7f9"/>
    </style:style>
    <style:style style:name="T4" style:family="text">
      <style:text-properties officeooo:rsid="000cce07"/>
    </style:style>
    <style:style style:name="T5" style:family="text">
      <style:text-properties officeooo:rsid="000e6ac1"/>
    </style:style>
    <style:style style:name="T6" style:family="text">
      <style:text-properties officeooo:rsid="001017d8"/>
    </style:style>
    <style:style style:name="T7" style:family="text">
      <style:text-properties fo:color="#ce9178" fo:font-weight="normal" fo:background-color="#1e1e1e" loext:char-shading-value="0"/>
    </style:style>
    <style:style style:name="T8" style:family="text">
      <style:text-properties style:use-window-font-color="true" officeooo:rsid="001017d8" fo:background-color="transparent" loext:char-shading-value="0"/>
    </style:style>
    <style:style style:name="T9" style:family="text">
      <style:text-properties style:use-window-font-color="true" fo:font-weight="normal" fo:background-color="transparent" loext:char-shading-value="0"/>
    </style:style>
    <style:style style:name="T10" style:family="text">
      <style:text-properties officeooo:rsid="00121b4b"/>
    </style:style>
    <style:style style:name="T11" style:family="text">
      <style:text-properties fo:font-weight="normal"/>
    </style:style>
    <style:style style:name="T12" style:family="text">
      <style:text-properties fo:font-weight="normal" officeooo:rsid="00161d8d"/>
    </style:style>
    <style:style style:name="T13" style:family="text">
      <style:text-properties fo:font-weight="normal" officeooo:rsid="00197049"/>
    </style:style>
    <style:style style:name="T14" style:family="text">
      <style:text-properties fo:font-weight="normal" officeooo:rsid="001b0032"/>
    </style:style>
    <style:style style:name="T15" style:family="text">
      <style:text-properties fo:font-weight="normal" officeooo:rsid="001e2443"/>
    </style:style>
    <style:style style:name="T16" style:family="text">
      <style:text-properties fo:font-weight="normal" officeooo:rsid="001f2a0c"/>
    </style:style>
    <style:style style:name="T17" style:family="text">
      <style:text-properties fo:font-weight="normal" officeooo:rsid="002390b2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9/09/2019</text:p>
      <text:p text:style-name="P1"/>
      <text:p text:style-name="P1">En las bds que yo tenia en el ordenador:</text:p>
      <text:p text:style-name="P1"/>
      <text:p text:style-name="P1">huevon: </text:p>
      <text:p text:style-name="P1"><text:tab/>cortinillas: 2562 casos</text:p>
      <text:p text:style-name="P1"/>
      <text:p text:style-name="P1">ps:</text:p>
      <text:p text:style-name="P1"><text:tab/>iniciarhilostrb: 231 casos (id=242)</text:p>
      <text:p text:style-name="P1"><text:tab/>iniciarhilostrbsalidas: 389 casos (id 391)</text:p>
      <text:p text:style-name="P1"><text:tab/>QSSISTEMA: 48 casos</text:p>
      <text:p text:style-name="P1"/>
      <text:p text:style-name="P1">karnaverde:</text:p>
      <text:p text:style-name="P1"><text:tab/>2061 tablas en total</text:p>
      <text:p text:style-name="P1"><text:tab/><text:tab/>1096 tps (resto tablas ram, clima, tpas,…)</text:p>
      <text:p text:style-name="P1"><text:tab/><text:tab/>48 TP (medidores_historicos e historicos)</text:p>
      <text:p text:style-name="P1"><text:tab/><text:tab/>36 TP (medidores y medidores_historicos)</text:p>
      <text:p text:style-name="P1"><text:tab/></text:p>
      <text:p text:style-name="P1"><text:tab/>22 casos en tabla clima</text:p>
      <text:p text:style-name="P1"><text:tab/>403 casos en tabla zonas</text:p>
      <text:p text:style-name="P1"><text:tab/>238 triggers</text:p>
      <text:p text:style-name="P1"><text:tab/>91 eventos</text:p>
      <text:p text:style-name="P1"/>
      <text:p text:style-name="P1"/>
      <text:p text:style-name="P1"/>
      <text:p text:style-name="P1"/>
      <text:p text:style-name="P33">CON EL SCRIPT ORIGINAL DE GEMMA</text:p>
      <text:p text:style-name="P4"/>
      <text:p text:style-name="P2">huevon: </text:p>
      <text:p text:style-name="P2"><text:tab/>cortinillas: <text:span text:style-name="T1">2546</text:span> casos</text:p>
      <text:p text:style-name="P2"/>
      <text:p text:style-name="P2">ps:</text:p>
      <text:p text:style-name="P2"><text:tab/>iniciarhilostrb: <text:span text:style-name="T1">225</text:span> casos (id=2<text:span text:style-name="T1">34</text:span>)</text:p>
      <text:p text:style-name="P2"><text:tab/>iniciarhilostrbsalidas: 3<text:span text:style-name="T1">41</text:span> casos (id <text:span text:style-name="T1">343</text:span>)</text:p>
      <text:p text:style-name="P2"><text:tab/>QSSISTEMA: 48 casos <text:span text:style-name="T1">(=)</text:span></text:p>
      <text:p text:style-name="P2"/>
      <text:p text:style-name="P2">karnaverde:</text:p>
      <text:p text:style-name="P2"><text:tab/>2<text:span text:style-name="T1">113</text:span> tablas en total</text:p>
      <text:p text:style-name="P2"><text:tab/><text:tab/>19<text:span text:style-name="T1">58</text:span> tps (resto tablas ram, clima, tpas,…)</text:p>
      <text:p text:style-name="P2"><text:tab/><text:tab/><text:span text:style-name="T1">50</text:span> TP (medidores_historicos e historicos)</text:p>
      <text:p text:style-name="P2"><text:tab/><text:tab/>36 TP (medidores y medidores_historicos) <text:span text:style-name="T1">(=)</text:span></text:p>
      <text:p text:style-name="P2"><text:tab/></text:p>
      <text:p text:style-name="P2"><text:tab/>22 casos en tabla clima <text:span text:style-name="T1">(=)</text:span></text:p>
      <text:p text:style-name="P2"><text:tab/>403 casos en tabla zonas <text:span text:style-name="T1">(=)</text:span></text:p>
      <text:p text:style-name="P2"><text:tab/>2<text:span text:style-name="T1">52</text:span> triggers</text:p>
      <text:p text:style-name="P2"><text:tab/><text:span text:style-name="T1">258</text:span> eventos</text:p>
      <text:p text:style-name="P2"/>
      <text:p text:style-name="P2"/>
      <text:p text:style-name="P34">MODIFICACIONES PENDIENTES ROBERT</text:p>
      <text:p text:style-name="P6"/>
      <text:p text:style-name="P18">1. anadir_tps_pendientes_12072019.<text:span text:style-name="T4">sql</text:span></text:p>
      <text:p text:style-name="P5"/>
      <text:p text:style-name="P3">huevon: </text:p>
      <text:p text:style-name="P3"><text:tab/>cortinillas: <text:span text:style-name="T1">2562</text:span> casos <text:span text:style-name="T2">(faltaban las salidas de zona servicio)</text:span></text:p>
      <text:p text:style-name="P3"/>
      <text:p text:style-name="P3">ps:</text:p>
      <text:p text:style-name="P3"><text:tab/>iniciarhilostrb: <text:span text:style-name="T1">227</text:span> casos (id=2<text:span text:style-name="T1">36</text:span>) <text:span text:style-name="T2">(faltaban rbs de contador agua pozo, <text:s/>y detector flujo <text:tab/><text:tab/><text:tab/><text:tab/><text:tab/><text:tab/>pozo y estado bomba pozo)</text:span></text:p>
      <text:p text:style-name="P3"><text:tab/>iniciarhilostrbsalidas: 3<text:span text:style-name="T2">57</text:span> casos (id <text:span text:style-name="T1">359</text:span>) <text:span text:style-name="T2">(faltaban los rbs de las salidas de la zona servicio)</text:span></text:p>
      <text:p text:style-name="P3"><text:tab/>QSSISTEMA: 48 casos <text:span text:style-name="T1">(=)</text:span></text:p>
      <text:p text:style-name="P3"/>
      <text:p text:style-name="P3">karnaverde:</text:p>
      <text:p text:style-name="P3"><text:tab/>2<text:span text:style-name="T1">131</text:span> tablas en total</text:p>
      <text:p text:style-name="P3"><text:tab/><text:tab/>19<text:span text:style-name="T2">76</text:span> tps (resto tablas ram, clima, tpas,…) <text:span text:style-name="T2">(tps nuevas de las salidas zona servicio, <text:tab/><text:tab/><text:tab/><text:tab/><text:tab/><text:tab/><text:tab/><text:tab/>tp_medidor y tp_medidor_historico)</text:span></text:p>
      <text:p text:style-name="P3"><text:tab/><text:tab/><text:span text:style-name="T1">51</text:span> TP (medidores_historicos e historicos) <text:span text:style-name="T2">(tp_medidor_historico)</text:span></text:p>
      <text:p text:style-name="P3"><text:tab/><text:tab/>3<text:span text:style-name="T2">8</text:span> TP (medidores y medidores_historicos) <text:span text:style-name="T1">(tp_medidor y tp_medidor_historico)</text:span></text:p>
      <text:p text:style-name="P3"><text:tab/></text:p>
      <text:p text:style-name="P3"><text:tab/>22 casos en tabla clima <text:span text:style-name="T1">(=)</text:span></text:p>
      <text:p text:style-name="P3"><text:tab/>403 casos en tabla zonas <text:span text:style-name="T1">(=)</text:span></text:p>
      <text:p text:style-name="P3"><text:tab/>2<text:span text:style-name="T1">52</text:span> triggers <text:span text:style-name="T2">(=)</text:span></text:p>
      <text:p text:style-name="P3"><text:tab/><text:span text:style-name="T1">258</text:span> eventos <text:span text:style-name="T2">(=)</text:span></text:p>
      <text:p text:style-name="P3"/>
      <text:p text:style-name="P3"/>
      <text:p text:style-name="P19">2. actualizar_cambios_contadores_pulsos_minutos.sql</text:p>
      <text:p text:style-name="P7"><text:tab/>Cambia el tipo tdato resultado a 3 decimales y vuelve a calcular los valores para escribirlos en el tdato resultado</text:p>
      <text:p text:style-name="P7"/>
      <text:p text:style-name="P19">3.crear_triggers_contadores_pulsos_minutos.sql </text:p>
      <text:p text:style-name="P7"><text:tab/>Borra los triggers de los contadores pulsos y crea los triggers con los ultimos cambios <text:tab/>realizados </text:p>
      <text:p text:style-name="P7"><text:tab/>251 triggers (eliminados los triggers de 1563 y 1565 y creado el de 1650)</text:p>
      <text:p text:style-name="P7"/>
      <text:p text:style-name="P19">4.crear_eventos_contadores_pulsos_minutos.sql </text:p>
      <text:p text:style-name="P7"><text:tab/>Borra los eventos de los contadores pulsos y crea los eventos con los ultimos cambios.</text:p>
      <text:p text:style-name="P7"><text:tab/>229 eventos (borra los eventos de los medidores_historicos y de las tps 1563 y 1565)</text:p>
      <text:p text:style-name="P7"/>
      <text:p text:style-name="P19">5.crear_triggers_contadores_electricos_minutos.sql </text:p>
      <text:p text:style-name="P7"><text:tab/>Borra los triggers de los contadores electricos y crea los triggers con los últimos cambios</text:p>
      <text:p text:style-name="P7"><text:tab/>251 triggers (= por que no hay ninguno nuevo)</text:p>
      <text:p text:style-name="P7"/>
      <text:p text:style-name="P19">6.crear_eventos_contadores_electricos_minutos.sql</text:p>
      <text:p text:style-name="P7"><text:tab/>Borra los eventos de los contadores electricos y crea los eventos con los ultimos cambios.</text:p>
      <text:p text:style-name="P7"><text:tab/>217 eventos (borra los eventos de los medidores_historicos)</text:p>
      <text:p text:style-name="P7"/>
      <text:p text:style-name="P19">7.crear_tpcm_clima.sql</text:p>
      <text:p text:style-name="P7"><text:tab/><text:span text:style-name="T5">Crea las tablas (tpcm_climas, tpcm_climas_medidores, tpcm_climas_medidores_historicos)</text:span></text:p>
      <text:p text:style-name="P7"><text:tab/><text:span text:style-name="T5">2134 tablas (3 tablas nuevas)</text:span></text:p>
      <text:p text:style-name="P7"><text:tab/><text:span text:style-name="T5">Crea los triggers correspondientes</text:span></text:p>
      <text:p text:style-name="P7"><text:tab/><text:span text:style-name="T5">255 triggers ( 1 por cada Tp, 1 para el medidor (3 triggers mas)</text:span></text:p>
      <text:p text:style-name="P7"><text:tab/><text:span text:style-name="T5">Crea los eventos correspondientes</text:span></text:p>
      <text:p text:style-name="P7"><text:tab/><text:span text:style-name="T5">222 eventos (5 eventos nuevos para el medidor)</text:span></text:p>
      <text:p text:style-name="P7"/>
      <text:p text:style-name="P20">tales.sql</text:p>
      <text:p text:style-name="P17"><text:tab/>elimina y crea las tablas tales, tpas en karnaverde_fincarudy y anotacionestp en calendario_fincarudy</text:p>
      <text:p text:style-name="P25"><text:soft-page-break/><text:span text:style-name="T11"/></text:p>
      <text:p text:style-name="P31">12.ultimos_cambios_pendientes.sql</text:p>
      <text:p text:style-name="P28"><text:span text:style-name="T11"><text:tab/>Escribe en cortinillaspertenencia1 en tdato nemoborna el idborna que se cambio </text:span><text:span text:style-name="T17">en planta baja zona <text:tab/>juegos</text:span></text:p>
      <text:p text:style-name="P28"><text:span text:style-name="T11"><text:tab/>Escribe en iniciarhilostrb la borna 7 en lugar de la 3 por que se ha cambiado, pero la tp hemos dejado la <text:tab/>antigua por no modificar donde se esta utilizando la tp anterior</text:span></text:p>
      <text:p text:style-name="P28"><text:span text:style-name="T11"><text:tab/></text:span><text:span text:style-name="T15">Modifica los th_consigna de las tp (227, 228 y 882) por que no estan bien los argumentos </text:span><text:span text:style-name="T16">(no se cargo <text:tab/>en su dia el script)</text:span></text:p>
      <text:p text:style-name="P28"><text:span text:style-name="T16"><text:tab/></text:span></text:p>
      <text:p text:style-name="P8"/>
      <text:p text:style-name="P21">SCRIPTS QUE SE CARGARON ANTES DEL 19/07/2019</text:p>
      <text:p text:style-name="P16"/>
      <text:p text:style-name="P21">8.cambios_trigger_zonas.sql</text:p>
      <text:p text:style-name="P16"><text:tab/>cambia en valor del tdato tpintensidad <text:span text:style-name="T10">donde lo idzona o codigozona sea 125, 126, 127 y 128</text:span></text:p>
      <text:p text:style-name="P16"/>
      <text:p text:style-name="P21">9.cambios_codigoescena_zonas.sql </text:p>
      <text:p text:style-name="P16"><text:tab/>cambia codigoescena donde f2=23 y f2=18</text:p>
      <text:p text:style-name="P9"/>
      <text:p text:style-name="P22">10.crear_tablas_contadores_tpas.sql</text:p>
      <text:p text:style-name="P10"><text:span text:style-name="T6"><text:tab/>C</text:span><text:span text:style-name="T8">rea las tablas </text:span><text:span text:style-name="T9">_192_168_1_30_1879_medidor_general _192_168_1_30_1879_medidor_ciclicogeneral</text:span></text:p>
      <text:p text:style-name="P23"><text:span text:style-name="T11"><text:tab/></text:span><text:span text:style-name="T12">2134 </text:span><text:span text:style-name="T13">tablas </text:span></text:p>
      <text:p text:style-name="P30"><text:span text:style-name="T12"/></text:p>
      <text:p text:style-name="P32">11.crear_triggers_contadores_tpas.sql</text:p>
      <text:p text:style-name="P24"><text:span text:style-name="T11"><text:tab/>Crea los triggers (medidor_general y medidor_ciclico_general)</text:span></text:p>
      <text:p text:style-name="P24"><text:span text:style-name="T11"><text:tab/></text:span><text:span text:style-name="T12">257 </text:span><text:span text:style-name="T14">triggers</text:span></text:p>
      <text:p text:style-name="P26"><text:span text:style-name="T16"/></text:p>
      <text:p text:style-name="P10"><text:span text:style-name="T7"/></text:p>
      <text:p text:style-name="P8"/>
      <text:p text:style-name="P7"><text:tab/></text:p>
      <text:p text:style-name="P14"/>
      <text:p text:style-name="P14"/>
      <text:p text:style-name="P14">Ver con Gemma:</text:p>
      <text:list xml:id="list2596499037" text:style-name="L2">
        <text:list-item>
          <text:p text:style-name="P15">Borramos las TP_medidores y TP_ medidores_historicos de 1563 y 1565 </text:p>
        </text:list-item>
        <text:list-item>
          <text:p text:style-name="P15"/>
        </text:list-item>
      </text:list>
      <text:p text:style-name="P2"/>
      <text:p text:style-name="P4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691cm" style:type="center"/>
          <style:tab-stop style:position="17.383cm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1.612cm" fo:margin-left="1.64cm" fo:margin-right="1.977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0T09:50:47.845963319</meta:creation-date>
    <dc:date>2019-08-21T09:56:23.571916580</dc:date>
    <meta:editing-duration>PT23H18M39S</meta:editing-duration>
    <meta:editing-cycles>26</meta:editing-cycles>
    <meta:generator>LibreOffice/6.0.7.3$Linux_X86_64 LibreOffice_project/00m0$Build-3</meta:generator>
    <meta:print-date>2019-08-20T14:51:06.582625901</meta:print-date>
    <meta:document-statistic meta:table-count="0" meta:image-count="0" meta:object-count="0" meta:page-count="4" meta:paragraph-count="97" meta:word-count="562" meta:character-count="4061" meta:non-whitespace-character-count="3488"/>
  </office:meta>
</office:document-meta>
</file>